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613c5" officeooo:paragraph-rsid="0007ca30"/>
    </style:style>
    <style:style style:name="P2" style:family="paragraph" style:parent-style-name="Standard">
      <style:text-properties style:font-name="Ubuntu" officeooo:rsid="000613c5" officeooo:paragraph-rsid="0009a80e"/>
    </style:style>
    <style:style style:name="P3" style:family="paragraph" style:parent-style-name="Standard">
      <style:text-properties style:font-name="Ubuntu" officeooo:rsid="000613c5" officeooo:paragraph-rsid="000a9cd7"/>
    </style:style>
    <style:style style:name="P4" style:family="paragraph" style:parent-style-name="Standard">
      <style:text-properties style:font-name="Ubuntu" officeooo:rsid="0007ca30" officeooo:paragraph-rsid="000613c5"/>
    </style:style>
    <style:style style:name="P5" style:family="paragraph" style:parent-style-name="Standard">
      <style:text-properties style:font-name="Ubuntu" officeooo:rsid="0007ca30" officeooo:paragraph-rsid="0007ca30"/>
    </style:style>
    <style:style style:name="P6" style:family="paragraph" style:parent-style-name="Standard">
      <style:text-properties style:font-name="Ubuntu" officeooo:rsid="0007ca30" officeooo:paragraph-rsid="0009a80e"/>
    </style:style>
    <style:style style:name="P7" style:family="paragraph" style:parent-style-name="Standard">
      <style:text-properties style:font-name="Ubuntu" officeooo:rsid="0007ca30" officeooo:paragraph-rsid="000a9cd7"/>
    </style:style>
    <style:style style:name="P8" style:family="paragraph" style:parent-style-name="Standard">
      <style:text-properties style:font-name="Ubuntu" officeooo:rsid="0009a80e" officeooo:paragraph-rsid="0009a80e"/>
    </style:style>
    <style:style style:name="T1" style:family="text">
      <style:text-properties officeooo:rsid="000613c5"/>
    </style:style>
    <style:style style:name="T2" style:family="text">
      <style:text-properties officeooo:rsid="0009a80e"/>
    </style:style>
    <style:style style:name="T3" style:family="text">
      <style:text-properties officeooo:rsid="000a9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7">1)</text:p>
      <text:p text:style-name="P7"><text:span text:style-name="T1">Question regarding </text:span><text:span text:style-name="T3">the</text:span><text:span text:style-name="T1"> </text:span><text:span text:style-name="T3">c</text:span><text:span text:style-name="T1">ensus data:</text:span></text:p>
      <text:p text:style-name="P1"/>
      <text:p text:style-name="P1">Which MSOAs have the highest and lowest proportion of long term unemployed individuals?</text:p>
      <text:p text:style-name="P1"/>
      <text:p text:style-name="P1">Question regarding Census + IMD data:</text:p>
      <text:p text:style-name="P3"/>
      <text:p text:style-name="P3">Is there a relationship between proportion of long term unemployed (age range 25-64) and crime rank deprivation index ranking?</text:p>
      <text:p text:style-name="P1">(I have chosen here to exclude 16-24 on the basis they are young to be long term unemployed and above 64 on the basis of retirement age)</text:p>
      <text:p text:style-name="P1"/>
      <text:p text:style-name="P1"/>
      <text:p text:style-name="P7">2)</text:p>
      <text:p text:style-name="P7"><text:span text:style-name="T1">Question regarding Census data:</text:span></text:p>
      <text:p text:style-name="P8"/>
      <text:p text:style-name="P8">What is the proportion of students in full time education between 16-24 in each MSOA and what is therefore the expected proportion in higher professional occupations between 25-49? (using k-nn to predict)</text:p>
      <text:p text:style-name="P8"/>
      <text:p text:style-name="P2">Question regarding Census + IMD data:</text:p>
      <text:p text:style-name="P8"/>
      <text:p text:style-name="P8">Comparing the expected proportion in higher occupations to the reality of the census dataset, generate the disparities between expected and reality.</text:p>
      <text:p text:style-name="P8">Take this disparity data and compare to the IMD crime rank – is there a correlation between the two? </text:p>
      <text:p text:style-name="P8">(for example – do high crime areas show a lower number of individuals in higher professional occupations than would be expected from the proportion in full time education?)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0:13:45.046228993</meta:creation-date>
    <meta:generator>LibreOffice/6.4.7.2$Linux_X86_64 LibreOffice_project/40$Build-2</meta:generator>
    <dc:date>2021-04-18T21:15:19.866242869</dc:date>
    <meta:editing-duration>PT7M19S</meta:editing-duration>
    <meta:editing-cycles>2</meta:editing-cycles>
    <meta:document-statistic meta:table-count="0" meta:image-count="0" meta:object-count="0" meta:page-count="1" meta:paragraph-count="13" meta:word-count="180" meta:character-count="1118" meta:non-whitespace-character-count="948"/>
  </office:meta>
</office:document-meta>
</file>